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6e62" officeooo:paragraph-rsid="00196e62"/>
    </style:style>
    <style:style style:name="P2" style:family="paragraph" style:parent-style-name="Standard">
      <style:text-properties officeooo:rsid="00196e62" officeooo:paragraph-rsid="001c0332"/>
    </style:style>
    <style:style style:name="T1" style:family="text">
      <style:text-properties officeooo:rsid="001ae53d"/>
    </style:style>
    <style:style style:name="T2" style:family="text">
      <style:text-properties officeooo:rsid="001c03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bookmark-start text:name="__DdeLink__4_1670895971"/>LI, VN, Mode , Stratum, Poll, Precision </text:p>
      <text:p text:style-name="P1"/>
      <text:p text:style-name="P1">Root Delay - <text:bookmark-start text:name="__DdeLink__1_1670895971"/><text:span text:style-name="T2">Server Only</text:span><text:bookmark-end text:name="__DdeLink__1_1670895971"/></text:p>
      <text:p text:style-name="P2">Root Dispersion - <text:span text:style-name="T2">Server Only </text:span></text:p>
      <text:p text:style-name="P1">Reference Identifier – <text:span text:style-name="T2">Server Only</text:span></text:p>
      <text:p text:style-name="P1">Reference Timestamp (64)</text:p>
      <text:p text:style-name="P1">Originate Timestamp (64)</text:p>
      <text:p text:style-name="P1">Receive Timestamp (64)</text:p>
      <text:p text:style-name="P1">Transmit Timestamp (64)</text:p>
      <text:p text:style-name="P1">Key Identifier (optional) (32)</text:p>
      <text:p text:style-name="P1">Message Digest (optional) (128)</text:p>
      <text:p text:style-name="P1"><text:bookmark-end text:name="__DdeLink__4_167089597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8T08:00:17.028895176</meta:creation-date>
    <dc:date>2015-02-18T10:51:33.436017265</dc:date>
    <meta:editing-duration>PT2H48M51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1" meta:paragraph-count="10" meta:word-count="43" meta:character-count="299" meta:non-whitespace-character-count="248"/>
  </office:meta>
</office:document-meta>
</file>